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5 11:51   |   <text:a xlink:type="simple" xlink:href="http://palinfo.habago.org/Entry?Command=Information_PrintForum&amp;iPage=19&amp;sType=FORUM#FORUM37406"><text:span text:style-name="T2">#</text:span></text:a></text:p>
      <text:p text:style-name="P2">卡韓政變<text:span text:style-name="T3">(24)</text:span>：消滅韓流的三股勢力<text:span text:style-name="T3"> <text:line-break/><text:line-break/></text:span>陳真<text:span text:style-name="T3">2019. 04. 25. <text:line-break/><text:line-break/><text:line-break/></text:span>請看底下節目<text:span text:style-name="T3"><text:s/>17:35-25:00 </text:span>林國慶的談話。<text:span text:style-name="T3"> <text:line-break/><text:line-break/>https://www.youtube.com/watch?v=bgzc_-e1XNY <text:line-break/><text:line-break/></text:span>林國慶是前民進黨黨員，當過立法委員，去年退出民進黨，變成名嘴和歌星。政治人物通常都是要離開權力圈子後才會講真話。他講得很對，現在兩個黨初選都在亂搞，綠的是英派一定要玩到贏為止，萬一到最後還是輸，那就直接沒收，直接宣布自己贏。<text:span text:style-name="T3"> <text:line-break/><text:line-break/></text:span>他說，至於藍的，則是在搞詐賭出老千，很陰險。請大家自己聽他怎麼講。他稱讚韓國瑜敢講真話，需要很大的勇氣，才敢在這時候去批評國民黨權貴政治。但這樣一批評之後，韓自己肯定會重傷，因為國民黨所有傳統勢力會更加團結起來一起消滅韓流，打擊韓國瑜。<text:span text:style-name="T3"> <text:line-break/><text:line-break/></text:span>林國慶說，這道理很容易理解，你韓國瑜能不能選總統，至今籌碼仍在我們手上，你就膽敢這樣批評，要是讓你當上總統，那我們豈不是全都不用混了？大家的政治生涯就此結束。<text:span text:style-name="T3"> <text:line-break/><text:line-break/></text:span>相反地，如果是郭台銘勝出，當上總統，那麼藍營大老們大家就能再度雨露均霑，雞犬昇天，因為郭沒有自己的政治班底，到時候整個人事權力還是會落在吳敦義這批老狐狸手上。<text:span text:style-name="T3"> <text:line-break/><text:line-break/></text:span>美麗島電子報董事長吳子嘉也說，國民黨的真實情況就是黨內傳統勢力在努力打擊韓流。<text:span text:style-name="T3"> <text:line-break/><text:line-break/></text:span>我舉這兩人所講的為例，只是要說，別把這類說法當成什麼陰謀論。所謂陰謀論，往往都是一些毫無根據的荒唐胡扯，但卡韓、滅韓流不是什麼陰謀論，而是基本事實。<text:span text:style-name="T3"> <text:line-break/><text:line-break/></text:span>想要消滅韓流的有三股勢力，一當然就是民進黨，二是國民黨，三是這兩黨背後的主子<text:span text:style-name="T3">--</text:span>美國。<text:span text:style-name="T3"> <text:line-break/><text:line-break/></text:span>韓國瑜選高雄市長時是一人打一黨，現在是一人打全部。他唯一的依靠就是人民的支持與否。但是，讓吳敦義這老賊故意再拖延個一兩個月，韓國瑜不知道還要再挨多少黑槍。<text:span text:style-name="T3"> <text:line-break/><text:line-break/></text:span>我講這些陰暗醜陋的事實，只是希望大家認清現實，不要失去支持韓的熱情和信心，但我並不是要鼓勵大家讓國民黨內產生更大的衝突；越是內亂，韓流就越快消失。一個人有講真話的勇氣固然很好，但是勇氣之外，似乎還是應該要有點智慧，要沉得住氣，分清事情的輕重緩急，不要八字都還沒一撇就要一個打全部。連柯文哲都在一旁看得樂不可支。<text:span text:style-name="T3"> <text:line-break/><text:line-break/></text:span>比賽一定都是這樣：所有人會把箭頭指向那個超強的第一名。因為如果不打倒他，誰都根本沒機會勝出。如果把超級第一名給弄垮了，大家的機會就來了。因此，在<text:span text:style-name="T3"><text:s/>"</text:span>弄垮超級第一名<text:span text:style-name="T3">" </text:span>這一點上，必然是其他各方勢力的最大共識。往後這段期間，必然就是關門放狗咬人，動員各路網軍及其周邊勢力，聯手大力攻擊韓國瑜，殲滅韓流。<text:span text:style-name="T3"> <text:line-break/><text:line-break/></text:span>島內所謂民主政治，在過去幾十年來幾乎都是左手選右手，選來選去全是主子的手，全是主子養的狗，全是既定的權力結構。幾個月前，好不容易冒出一個政治邊緣人韓國瑜，誕生一股真正的民意，卻反而成為各方勢力致力殲滅的公敵。<text:span text:style-name="T3"> <text:line-break/><text:line-break/></text:span>所謂民主，平常其實就是一場騙局，一種完全被塑造的所謂<text:span text:style-name="T3"><text:s/>"</text:span>輿論<text:span text:style-name="T3">"</text:span>。可是，當民意真正自主性出現時，所有島內外政治勢力卻拼命想消滅它。<text:span text:style-name="T3"> <text:line-break/><text:line-break/></text:span>你看，昨天那些下三濫的美國人渣智庫學者們竟然還在發表什麼研究報告，指控說韓國瑜訴諸反權貴、反密室協商以及不願初選等等，就是什麼獨裁民粹的什麼慣用手法。島內外，以美國當主子的這群人渣，面對韓國瑜和韓流，幾乎什麼荒唐透頂的低能抹黑鬼話都說得出來，這表明了他們確實害怕這股真正自主產生的民意，因為它很可能會讓台灣走向一個他們所不樂見的新局面，而島內這些傳統政治勢力之大老們，不論藍綠，其實也心知肚明，韓流若不死，死的就會是他們的政治生涯以及繼續呼風喚雨的權力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